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0" style:apply-style-name="Accent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C2:Sheet1.C36">
            <calcext:color-scale>
              <calcext:color-scale-entry calcext:value="0" calcext:type="minimum" calcext:color="#ff0000"/>
              <calcext:color-scale-entry calcext:value="=&gt;2" calcext:type="formula" calcext:color="#00a65d"/>
            </calcext:color-scale>
            <calcext:condition calcext:apply-style-name="Accent" calcext:value="=0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6:35.925017936</meta:creation-date>
    <dc:date>2017-12-04T10:33:51.904266960</dc:date>
    <meta:editing-duration>PT7M16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